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045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.0417in" fo:margin-right="0in" fo:margin-top="0.204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0417in" fo:margin-right="0in" fo:margin-top="0.104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041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016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0161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0161in" fo:margin-right="0in" fo:margin-top="0.20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00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.0028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004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.0047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.000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007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.0028in" fo:margin-right="2.1547in" fo:margin-top="0in" fo:margin-bottom="0in" loext:contextual-spacing="false" fo:line-height="95%" fo:text-align="start" style:justify-single-word="false" fo:keep-together="auto" fo:orphans="0" fo:widows="0" fo:text-indent="-0.0028in" style:auto-text-indent="false" fo:padding="0in" fo:border="none" fo:keep-with-next="auto"/>
    </style:style>
    <style:style style:name="P16" style:family="paragraph" style:parent-style-name="Standard">
      <style:paragraph-properties fo:margin-left="0.0161in" fo:margin-right="2.2516in" fo:margin-top="0in" fo:margin-bottom="0in" loext:contextual-spacing="false" fo:line-height="9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.0161in" fo:margin-right="1.589in" fo:margin-top="0in" fo:margin-bottom="0in" loext:contextual-spacing="false" fo:line-height="9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0472in" fo:margin-right="0in" fo:margin-top="0.104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.0472in" fo:margin-right="0in" fo:margin-top="0.417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2.1327in" fo:margin-top="0in" fo:margin-bottom="0in" loext:contextual-spacing="false" fo:line-height="95%" fo:text-align="start" style:justify-single-word="false" fo:keep-together="auto" fo:orphans="0" fo:widows="0" fo:text-indent="0.0047in" style:auto-text-indent="false" fo:padding="0in" fo:border="none" fo:keep-with-next="auto"/>
    </style:style>
    <style:style style:name="P21" style:family="paragraph" style:parent-style-name="Standard">
      <style:paragraph-properties fo:margin-left="0.0161in" fo:margin-right="0.898in" fo:margin-top="0in" fo:margin-bottom="0in" loext:contextual-spacing="false" fo:line-height="9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.224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.2244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.21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.213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.208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2563in" fo:margin-right="0.0673in" fo:margin-top="0in" fo:margin-bottom="0in" loext:contextual-spacing="false" fo:line-height="95%" fo:text-align="start" style:justify-single-word="false" fo:keep-together="auto" fo:orphans="0" fo:widows="0" fo:text-indent="-0.2508in" style:auto-text-indent="false" fo:padding="0in" fo:border="none" fo:keep-with-next="auto"/>
    </style:style>
    <style:style style:name="P28" style:family="paragraph" style:parent-style-name="Standard">
      <style:paragraph-properties fo:margin-left="0.4571in" fo:margin-right="0.0362in" fo:margin-top="0in" fo:margin-bottom="0in" loext:contextual-spacing="false" fo:line-height="95%" fo:text-align="start" style:justify-single-word="false" fo:keep-together="auto" fo:orphans="0" fo:widows="0" fo:text-indent="-0.2453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0.1035in" fo:margin-top="0.0043in" fo:margin-bottom="0in" loext:contextual-spacing="false" fo:line-height="95%" fo:text-align="start" style:justify-single-word="false" fo:keep-together="auto" fo:orphans="0" fo:widows="0" fo:text-indent="0.2134in" style:auto-text-indent="false" fo:padding="0in" fo:border="none" fo:keep-with-next="auto"/>
    </style:style>
    <style:style style:name="P30" style:family="paragraph" style:parent-style-name="Standard">
      <style:paragraph-properties fo:margin-left="0.2161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.216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.0028in" fo:margin-right="-0.0016in" fo:margin-top="0in" fo:margin-bottom="0in" loext:contextual-spacing="false" fo:line-height="95%" fo:text-align="start" style:justify-single-word="false" fo:keep-together="auto" fo:orphans="0" fo:widows="0" fo:text-indent="-0.0016in" style:auto-text-indent="false" fo:padding="0in" fo:border="none" fo:keep-with-next="auto"/>
    </style:style>
    <style:style style:name="P33" style:family="paragraph" style:parent-style-name="Standard">
      <style:paragraph-properties fo:margin-left="0.2484in" fo:margin-right="0.4866in" fo:margin-top="0in" fo:margin-bottom="0in" loext:contextual-spacing="false" fo:line-height="95%" fo:text-align="start" style:justify-single-word="false" fo:keep-together="auto" fo:orphans="0" fo:widows="0" fo:text-indent="-0.2472in" style:auto-text-indent="false" fo:padding="0in" fo:border="none" fo:keep-with-next="auto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Times" fo:font-size="12pt" fo:font-style="normal" style:text-underline-style="none" fo:font-weight="bold" style:font-name-asian="Times1" style:font-size-asian="12pt" style:font-style-asian="normal" style:font-weight-asian="bold" style:font-name-complex="Times1" style:font-size-complex="12pt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Times" fo:font-size="12pt" fo:font-style="normal" style:text-underline-style="none" fo:font-weight="bold" style:font-name-asian="Times1" style:font-size-asian="12pt" style:font-style-asian="normal" style:font-weight-asian="bold" style:font-name-complex="Times1" style:font-size-complex="12pt" fo:background-color="#ffffff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 fo:background-color="#ffffff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Courier" fo:font-size="9.5pt" fo:font-style="normal" style:text-underline-style="none" fo:font-weight="normal" style:font-name-asian="Courier1" style:font-size-asian="9.5pt" style:font-style-asian="normal" style:font-weight-asian="normal" style:font-name-complex="Courier1" style:font-size-complex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ions </text:span></text:p>
      <text:p text:style-name="P2"><text:span text:style-name="T2">Basics</text:span><text:span text:style-name="T1"> </text:span></text:p>
      <text:p text:style-name="P5"><text:span text:style-name="T3">1. What is an expression?</text:span><text:span text:style-name="T4"> </text:span></text:p>
      <text:p text:style-name="P8"><text:span text:style-name="T3">2. What is a syntax error?</text:span><text:span text:style-name="T4"> </text:span></text:p>
      <text:p text:style-name="P10"><text:span text:style-name="T3">3. What is PEP8?</text:span><text:span text:style-name="T4"> </text:span></text:p>
      <text:p text:style-name="P12"><text:span text:style-name="T3">4. What does a linter do?</text:span><text:span text:style-name="T4"> </text:span></text:p>
      <text:p text:style-name="P8"><text:span text:style-name="T3">5. What is the result of this expression: “*” * 10</text:span><text:span text:style-name="T4"> </text:span></text:p>
      <text:p text:style-name="P10"><text:span text:style-name="T3">6. What is CPython?</text:span><text:span text:style-name="T4"> </text:span></text:p>
      <text:p text:style-name="P13"><text:span text:style-name="T3">7. How is CPython different from Jython?</text:span><text:span text:style-name="T4"> </text:span></text:p>
      <text:p text:style-name="P14"><text:span text:style-name="T3">8. How is CPython different from IronPython?</text:span><text:span text:style-name="T4"> </text:span></text:p>
      <text:p text:style-name="P3"><text:span text:style-name="T2">Primitive Types</text:span><text:span text:style-name="T1"> </text:span></text:p>
      <text:p text:style-name="P5"><text:span text:style-name="T3">1. What is a variable?</text:span><text:span text:style-name="T4"> </text:span></text:p>
      <text:p text:style-name="P8"><text:span text:style-name="T3">2. What are the primitive built-in types in Python?</text:span><text:span text:style-name="T4"> </text:span></text:p>
      <text:p text:style-name="P10"><text:span text:style-name="T3">3. When should we use “”” (tripe quotes) to define strings?</text:span><text:span text:style-name="T4"> </text:span></text:p>
      <text:p text:style-name="P15"><text:span text:style-name="T3">4. Assuming (name = “John Smith”), what does name[1] return?</text:span><text:span text:style-name="T4"> </text:span><text:span text:style-name="T3">5. What about name[-2]?</text:span><text:span text:style-name="T4"> </text:span></text:p>
      <text:p text:style-name="P11"><text:span text:style-name="T3">6. What about name[1:-1]?</text:span><text:span text:style-name="T4"> </text:span></text:p>
      <text:p text:style-name="P13"><text:span text:style-name="T3">7. How to get the length of name?</text:span><text:span text:style-name="T4"> </text:span></text:p>
      <text:p text:style-name="P14"><text:span text:style-name="T3">8. What are the escape sequences in Python?</text:span><text:span text:style-name="T4"> </text:span></text:p>
      <text:p text:style-name="P8"><text:span text:style-name="T3">9. What is the result of f</text:span><text:span text:style-name="T2">“{2+2}+{10%3}”</text:span><text:span text:style-name="T3">?</text:span><text:span text:style-name="T4"> </text:span></text:p>
      <text:p text:style-name="P16"><text:span text:style-name="T3">10. Given (name = “john smith”), what will </text:span><text:span text:style-name="T2">name.title() </text:span><text:span text:style-name="T3">return?</text:span><text:span text:style-name="T4"> </text:span><text:span text:style-name="T3">11. What does name.</text:span><text:span text:style-name="T2">strip() </text:span><text:span text:style-name="T3">do?</text:span><text:span text:style-name="T4"> </text:span></text:p>
      <text:p text:style-name="P6"><text:span text:style-name="T3">12. What will </text:span><text:span text:style-name="T2">name.find(“Smith”) </text:span><text:span text:style-name="T3">return?</text:span><text:span text:style-name="T4"> </text:span></text:p>
      <text:p text:style-name="P17"><text:span text:style-name="T3">13. What will be the value of </text:span><text:span text:style-name="T2">name </text:span><text:span text:style-name="T3">after we call name.</text:span><text:span text:style-name="T2">replace(“j”, “k”)</text:span><text:span text:style-name="T3">?</text:span><text:span text:style-name="T4"> </text:span><text:span text:style-name="T3">14. How can we check to see if </text:span><text:span text:style-name="T2">name </text:span><text:span text:style-name="T3">contains </text:span><text:span text:style-name="T2">“John”</text:span><text:span text:style-name="T3">?</text:span><text:span text:style-name="T4"> </text:span></text:p>
      <text:p text:style-name="P6"><text:span text:style-name="T3">15. What are the 3 types of numbers in Python?</text:span><text:span text:style-name="T4"> </text:span></text:p>
      <text:p text:style-name="P18"><text:span text:style-name="T2">Control Flow</text:span><text:span text:style-name="T1"> </text:span></text:p>
      <text:p text:style-name="P5"><text:span text:style-name="T3">1. What is the difference between </text:span><text:span text:style-name="T2">10 / 3 </text:span><text:span text:style-name="T3">and </text:span><text:span text:style-name="T2">10 // 3</text:span><text:span text:style-name="T3">?</text:span><text:span text:style-name="T4"> </text:span></text:p>
      <text:p text:style-name="P8"><text:soft-page-break/><text:span text:style-name="T3">2. What is the result of 10 ** 3?</text:span><text:span text:style-name="T4"> </text:span></text:p>
      <text:p text:style-name="P20"><text:span text:style-name="T3">3. Given (</text:span><text:span text:style-name="T2">x = 1</text:span><text:span text:style-name="T3">), what will be the value of after we run (</text:span><text:span text:style-name="T2">x += 2</text:span><text:span text:style-name="T3">)?</text:span><text:span text:style-name="T4"> </text:span><text:span text:style-name="T3">4. How can we round a number?</text:span><text:span text:style-name="T4"> </text:span></text:p>
      <text:p text:style-name="P9"><text:span text:style-name="T3">5. What is the result of </text:span><text:span text:style-name="T2">float(1)</text:span><text:span text:style-name="T3">?</text:span><text:span text:style-name="T4"> </text:span></text:p>
      <text:p text:style-name="P10"><text:span text:style-name="T3">6. What is the result of </text:span><text:span text:style-name="T2">bool(“False”)</text:span><text:span text:style-name="T3">?</text:span><text:span text:style-name="T4"> </text:span></text:p>
      <text:p text:style-name="P13"><text:span text:style-name="T3">7. What are the falsy values in Python?</text:span><text:span text:style-name="T4"> </text:span></text:p>
      <text:p text:style-name="P14"><text:span text:style-name="T3">8. What is the result of </text:span><text:span text:style-name="T2">10 == “10”</text:span><text:span text:style-name="T3">?</text:span><text:span text:style-name="T4"> </text:span></text:p>
      <text:p text:style-name="P8"><text:span text:style-name="T3">9. What is the result of </text:span><text:span text:style-name="T2">“bag” &gt; “apple”</text:span><text:span text:style-name="T3">?</text:span><text:span text:style-name="T4"> </text:span></text:p>
      <text:p text:style-name="P5"><text:span text:style-name="T3">10. What is the result of </text:span><text:span text:style-name="T2">not(True or False)</text:span><text:span text:style-name="T3">?</text:span><text:span text:style-name="T4"> </text:span></text:p>
      <text:p text:style-name="P21"><text:span text:style-name="T3">11. Under what circumstances does the expression </text:span><text:span text:style-name="T2">18 &lt;= age &lt; 65 </text:span><text:span text:style-name="T3">evaluate to True</text:span><text:span text:style-name="T2">?</text:span><text:span text:style-name="T1"> </text:span><text:span text:style-name="T3">12. What does </text:span><text:span text:style-name="T2">range(1, 10, 2) </text:span><text:span text:style-name="T3">return?</text:span><text:span text:style-name="T4"> </text:span></text:p>
      <text:p text:style-name="P6"><text:span text:style-name="T3">13. Name 3 iterable objects in Python.</text:span></text:p>
      <text:p text:style-name="P4"><text:span text:style-name="T2">Functions</text:span><text:span text:style-name="T1"> </text:span></text:p>
      <text:p text:style-name="P5"><text:span text:style-name="T3">1. What is the difference between a parameter and an argument?</text:span><text:span text:style-name="T4"> </text:span></text:p>
      <text:p text:style-name="P8"><text:span text:style-name="T3">2. All functions in Python by default return …?</text:span><text:span text:style-name="T4"> </text:span></text:p>
      <text:p text:style-name="P10"><text:span text:style-name="T3">3. What are keyword arguments and when should we use them?</text:span><text:span text:style-name="T4"> </text:span></text:p>
      <text:p text:style-name="P12"><text:span text:style-name="T3">4. How can we make a parameter of a function optional?</text:span><text:span text:style-name="T4"> </text:span></text:p>
      <text:p text:style-name="P8"><text:span text:style-name="T3">5. What happens when we prefix a parameter with an asterisk (*)?</text:span><text:span text:style-name="T4"> </text:span></text:p>
      <text:p text:style-name="P10"><text:span text:style-name="T3">6. What about two asterisks (**)?</text:span><text:span text:style-name="T4"> </text:span></text:p>
      <text:p text:style-name="P13"><text:span text:style-name="T3">7. What is scope?</text:span><text:span text:style-name="T4"> </text:span></text:p>
      <text:p text:style-name="P14"><text:span text:style-name="T3">8. What is the difference between local and global variables?</text:span><text:span text:style-name="T4"> </text:span></text:p>
      <text:p text:style-name="P8"><text:span text:style-name="T3">9. Why is using the </text:span><text:span text:style-name="T2">global </text:span><text:span text:style-name="T3">statement a bad practice?</text:span><text:span text:style-name="T4"> </text:span></text:p>
      <text:p text:style-name="P19"><text:span text:style-name="T2">Coding Exercises</text:span><text:span text:style-name="T1"> </text:span></text:p>
      <text:p text:style-name="P7"><text:span text:style-name="T3">1. Write a function that returns the maximum of two numbers.</text:span><text:span text:style-name="T4"> </text:span></text:p>
      <text:p text:style-name="P8"><text:span text:style-name="T3">2. Write a function called </text:span><text:span text:style-name="T2">fizz_buzz </text:span><text:span text:style-name="T3">that takes a number.</text:span><text:span text:style-name="T4"> </text:span></text:p>
      <text:p text:style-name="P22"><text:span text:style-name="T3">1. If the number is divisible by 3, it should return “Fizz”.</text:span><text:span text:style-name="T4"> </text:span></text:p>
      <text:p text:style-name="P24"><text:span text:style-name="T3">2. If it is divisible by 5, it should return “Buzz”.</text:span><text:span text:style-name="T4"> </text:span></text:p>
      <text:p text:style-name="P25"><text:span text:style-name="T3">3. If it is divisible by both 3 and 5, it should return “FizzBuzz”.</text:span><text:span text:style-name="T4"> </text:span></text:p>
      <text:p text:style-name="P26"><text:soft-page-break/><text:span text:style-name="T3">4. Otherwise, it should return the same number.</text:span><text:span text:style-name="T4"> </text:span></text:p>
      <text:p text:style-name="P27"><text:span text:style-name="T3">3. Write a function for checking the speed of drivers. This function should have one parameter: </text:span><text:span text:style-name="T4"><text:s/></text:span><text:span text:style-name="T3">speed.</text:span><text:span text:style-name="T4"> </text:span></text:p>
      <text:p text:style-name="P23"><text:span text:style-name="T3">1. If speed is less than 70, it should print “Ok”.</text:span><text:span text:style-name="T4"> </text:span></text:p>
      <text:p text:style-name="P28"><text:span text:style-name="T3">2. Otherwise, for every 5km above the speed limit (70), it should give the driver one demerit </text:span><text:span text:style-name="T4"><text:s/></text:span><text:span text:style-name="T3">point and print the total number of demerit points. For example, if the speed is 80, it </text:span><text:span text:style-name="T4"><text:s/></text:span><text:span text:style-name="T3">should print: “Points: 2”.</text:span><text:span text:style-name="T4"> </text:span></text:p>
      <text:p text:style-name="P29"><text:span text:style-name="T3">3. If the driver gets more than 12 points, the function should print: “License suspended”</text:span><text:span text:style-name="T4"> </text:span><text:span text:style-name="T3">4. Write a function called </text:span><text:span text:style-name="T2">showNumbers </text:span><text:span text:style-name="T3">that takes a parameter called </text:span><text:span text:style-name="T2">limit. </text:span><text:span text:style-name="T3">It should print all </text:span><text:span text:style-name="T4"><text:s/></text:span><text:span text:style-name="T3">the numbers between 0 and limit with a label to identify the even and odd numbers. For </text:span><text:span text:style-name="T4"><text:s/></text:span><text:span text:style-name="T3">example, if the limit is 3, it should print:</text:span><text:span text:style-name="T4"> </text:span></text:p>
      <text:p text:style-name="P30"><text:span text:style-name="T5">o </text:span><text:span text:style-name="T3">0 EVEN</text:span><text:span text:style-name="T4"> </text:span></text:p>
      <text:p text:style-name="P31"><text:span text:style-name="T5">o </text:span><text:span text:style-name="T3">1 ODD</text:span><text:span text:style-name="T4"> </text:span></text:p>
      <text:p text:style-name="P31"><text:span text:style-name="T5">o </text:span><text:span text:style-name="T3">2 EVEN</text:span><text:span text:style-name="T4"> </text:span></text:p>
      <text:p text:style-name="P31"><text:span text:style-name="T5">o </text:span><text:span text:style-name="T3">3 ODD</text:span><text:span text:style-name="T4"> </text:span></text:p>
      <text:p text:style-name="P32"><text:span text:style-name="T3">5. Write a function that returns the sum of multiples of 3 and 5 between 0 and </text:span><text:span text:style-name="T2">limit </text:span><text:span text:style-name="T3">(parameter). </text:span><text:span text:style-name="T4"><text:s/></text:span><text:span text:style-name="T3">For example, if limit is 20, it should return the sum of 3, 5, 6, 9, 10, 12, 15, 18, 20.</text:span><text:span text:style-name="T4"> </text:span><text:span text:style-name="T3">6. Write a function called </text:span><text:span text:style-name="T2">show_stars(rows). </text:span><text:span text:style-name="T3">If </text:span><text:span text:style-name="T2">rows </text:span><text:span text:style-name="T3">is 5, it should print the following:</text:span><text:span text:style-name="T4"> </text:span><text:span text:style-name="T5">o </text:span><text:span text:style-name="T3">*</text:span><text:span text:style-name="T4"> </text:span></text:p>
      <text:p text:style-name="P30"><text:span text:style-name="T5">o </text:span><text:span text:style-name="T3">**</text:span><text:span text:style-name="T4"> </text:span></text:p>
      <text:p text:style-name="P31"><text:span text:style-name="T5">o </text:span><text:span text:style-name="T3">***</text:span><text:span text:style-name="T4"> </text:span></text:p>
      <text:p text:style-name="P31"><text:span text:style-name="T5">o </text:span><text:span text:style-name="T3">****</text:span><text:span text:style-name="T4"> </text:span></text:p>
      <text:p text:style-name="P31"><text:span text:style-name="T5">o </text:span><text:span text:style-name="T3">*****</text:span><text:span text:style-name="T4"> </text:span></text:p>
      <text:p text:style-name="P33"><text:span text:style-name="T3">7. Write a function that prints all the prime numbers between 0 and </text:span><text:span text:style-name="T2">limit </text:span><text:span text:style-name="T3">where limit is a </text:span><text:span text:style-name="T4"><text:s/></text:span><text:span text:style-name="T3">parame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82in" fo:margin-bottom="1.5417in" fo:margin-left="0.9602in" fo:margin-right="1.0028in" style:writing-mode="lr-tb" style:layout-grid-color="#c0c0c0" style:layout-grid-lines="215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6" meta:word-count="672" meta:character-count="3520" meta:non-whitespace-character-count="2843"/>
    <meta:generator>LibreOfficeDev/6.0.5.2$Linux_X86_64 LibreOffice_project/</meta:generator>
  </office:meta>
</office:document-meta>
</file>